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FREDDY DEMETRIO COAQUERA SARAVAI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COAQUERA SARAVAIA FREDDY DEMETR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AQUERA SARAVIA FREDDY DEMETRI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COAQUIRA MAMANI, SIMON ALEJAND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33</text:p>
          </table:table-cell>
        </table:table-row>
        <table:table-row>
          <table:table-cell table:style-name="Tabla1.A2" office:value-type="float" office:value="0">
            <text:p text:style-name="P1">GALLINAS BB</text:p>
          </table:table-cell>
          <table:table-cell table:style-name="Tabla1.B2" office:value-type="string">
            <text:p text:style-name="P3">Cant.Cajas: <text:span text:style-name="T7">33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1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6:45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8:30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57:57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